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8.9mm"/>
    </style:style>
    <style:style style:name="co2" style:family="table-column">
      <style:table-column-properties fo:break-before="auto" style:column-width="87.6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0.64mm" fo:break-before="auto" style:use-optimal-row-height="true"/>
    </style:style>
    <style:style style:name="ro3" style:family="table-row">
      <style:table-row-properties style:row-height="5.52mm" fo:break-before="auto" style:use-optimal-row-height="true"/>
    </style:style>
    <style:style style:name="ro4" style:family="table-row">
      <style:table-row-properties style:row-height="25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="Liberation Sans" style:font-name-complex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周期</text:p>
          </table:table-cell>
          <table:table-cell office:value-type="string" calcext:value-type="string">
            <text:p>任务</text:p>
          </table:table-cell>
        </table:table-row>
        <table:table-row table:style-name="ro1">
          <table:table-cell office:value-type="string" calcext:value-type="string">
            <text:p>第一阶段：2019.11.20-2019.11.30</text:p>
          </table:table-cell>
          <table:table-cell office:value-type="string" calcext:value-type="string">
            <text:p>1.完成线程模块</text:p>
          </table:table-cell>
        </table:table-row>
        <table:table-row table:style-name="ro2">
          <table:table-cell office:value-type="string" calcext:value-type="string">
            <text:p>第二阶段：2019.12.1-2019.12.15</text:p>
          </table:table-cell>
          <table:table-cell office:value-type="string" calcext:value-type="string">
            <text:p>1.完成日志模块编码；</text:p>
            <text:p>2.完成日志模块makefile；</text:p>
            <text:p>3.完成日志模块测试用例；</text:p>
            <text:p>4.完成日志模块gdb调试</text:p>
          </table:table-cell>
        </table:table-row>
        <table:table-row table:style-name="ro3">
          <table:table-cell office:value-type="string" calcext:value-type="string">
            <text:p>第三阶段：2019.12.16-2019.12.22</text:p>
          </table:table-cell>
          <table:table-cell office:value-type="string" calcext:value-type="string">
            <text:p>1.内存管理，智能指针；</text:p>
          </table:table-cell>
        </table:table-row>
        <table:table-row table:style-name="ro4">
          <table:table-cell office:value-type="string" calcext:value-type="string">
            <text:p>第四阶段：2019.12.23-2020.01.01</text:p>
          </table:table-cell>
          <table:table-cell office:value-type="string" calcext:value-type="string">
            <text:p><text:span text:style-name="T1">1.</text:span><text:span text:style-name="T1">完成网络通信模块编码； </text:span></text:p>
            <text:p><text:span text:style-name="T2">2.完成网络通信模块makefile； </text:span></text:p>
            <text:p><text:span text:style-name="T2">3.完成网络通信模块测试用例； </text:span></text:p>
            <text:p><text:span text:style-name="T2">4.完成网络通信模块gdb调试</text:span></text:p>
            <text:p><text:span text:style-name="T2">5.通读linux多线程编程pdf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8">0000/00/00</text:date>, <text:time style:data-style-name="N2" text:time-value="08:35:21.037463465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7:27:43.103633644</meta:creation-date>
    <meta:generator>LibreOffice/6.0.7.3$Linux_X86_64 LibreOffice_project/00m0$Build-3</meta:generator>
    <dc:date>2019-12-18T08:36:53.927804789</dc:date>
    <meta:editing-duration>PT10M14S</meta:editing-duration>
    <meta:editing-cycles>6</meta:editing-cycles>
    <meta:document-statistic meta:table-count="1" meta:cell-count="10" meta:object-count="0"/>
  </office:meta>
</office:document-meta>
</file>